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226cm" table:align="left"/>
    </style:style>
    <style:style style:name="Tableau1.A" style:family="table-column">
      <style:table-column-properties style:column-width="17.226cm"/>
    </style:style>
    <style:style style:name="Tableau1.1" style:family="table-row">
      <style:table-row-properties style:min-row-height="9.10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bfe88"/>
    </style:style>
    <style:style style:name="P2" style:family="paragraph" style:parent-style-name="Preformatted_20_Text">
      <style:text-properties officeooo:paragraph-rsid="000bfe88"/>
    </style:style>
    <style:style style:name="P3" style:family="paragraph" style:parent-style-name="Preformatted_20_Text">
      <style:text-properties officeooo:paragraph-rsid="0014a45b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bfe88"/>
    </style:style>
    <style:style style:name="P5" style:family="paragraph" style:parent-style-name="Heading_20_1">
      <style:paragraph-properties fo:text-align="center" style:justify-single-word="false"/>
      <style:text-properties officeooo:paragraph-rsid="000bfe88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.499cm" loext:contextual-spacing="false" fo:text-indent="0cm" style:auto-text-indent="false" style:page-number="auto" fo:background-color="transparent"/>
      <style:text-properties fo:font-weight="bold" officeooo:paragraph-rsid="0016f30b" style:font-weight-asian="bold" style:font-weight-complex="bold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weight="bold" officeooo:paragraph-rsid="0014a45b" style:font-weight-asian="bold" style:font-weight-complex="bold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officeooo:paragraph-rsid="001c5402"/>
    </style:style>
    <style:style style:name="P9" style:family="paragraph" style:parent-style-name="Standard" style:list-style-name="L1">
      <style:text-properties officeooo:paragraph-rsid="000f8a09"/>
    </style:style>
    <style:style style:name="P10" style:family="paragraph" style:parent-style-name="Text_20_body" style:list-style-name="L1">
      <style:text-properties officeooo:paragraph-rsid="000cbc1f"/>
    </style:style>
    <style:style style:name="P11" style:family="paragraph" style:parent-style-name="Text_20_body" style:list-style-name="L1">
      <style:text-properties officeooo:paragraph-rsid="000d9a49"/>
    </style:style>
    <style:style style:name="P12" style:family="paragraph" style:parent-style-name="Text_20_body">
      <style:text-properties officeooo:paragraph-rsid="0016f30b"/>
    </style:style>
    <style:style style:name="P13" style:family="paragraph" style:parent-style-name="Text_20_body">
      <style:paragraph-properties fo:text-align="start" style:justify-single-word="false"/>
      <style:text-properties officeooo:paragraph-rsid="000bfe88"/>
    </style:style>
    <style:style style:name="P14" style:family="paragraph" style:parent-style-name="Text_20_body">
      <style:text-properties officeooo:paragraph-rsid="001927d5"/>
    </style:style>
    <style:style style:name="P15" style:family="paragraph" style:parent-style-name="Text_20_body" style:list-style-name="L2">
      <style:paragraph-properties fo:margin-top="0cm" fo:margin-bottom="0.046cm" loext:contextual-spacing="false"/>
      <style:text-properties officeooo:paragraph-rsid="0016f30b"/>
    </style:style>
    <style:style style:name="P16" style:family="paragraph" style:parent-style-name="Text_20_body" style:list-style-name="L2">
      <style:paragraph-properties fo:margin-top="0cm" fo:margin-bottom="0.046cm" loext:contextual-spacing="false"/>
      <style:text-properties officeooo:paragraph-rsid="0018ce6a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style:font-name="Liberation Mono" fo:font-size="10pt" fo:font-weight="bold" officeooo:paragraph-rsid="0016f30b" style:font-size-asian="10pt" style:font-weight-asian="bold" style:font-size-complex="10pt" style:font-weight-complex="bold"/>
    </style:style>
    <style:style style:name="T1" style:family="text">
      <style:text-properties officeooo:rsid="006cef2a"/>
    </style:style>
    <style:style style:name="T2" style:family="text">
      <style:text-properties officeooo:rsid="000cbc1f"/>
    </style:style>
    <style:style style:name="T3" style:family="text">
      <style:text-properties officeooo:rsid="001373a8"/>
    </style:style>
    <style:style style:name="T4" style:family="text">
      <style:text-properties officeooo:rsid="0014a45b"/>
    </style:style>
    <style:style style:name="T5" style:family="text">
      <style:text-properties style:font-name="Liberation Serif" fo:font-size="12pt" officeooo:rsid="0014a45b" style:font-name-asian="DejaVu Sans Mono" style:font-size-asian="10.5pt" style:font-name-complex="Liberation Mono" style:font-size-complex="12pt"/>
    </style:style>
    <style:style style:name="T6" style:family="text">
      <style:text-properties officeooo:rsid="00156a17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Mono" fo:font-size="10pt" officeooo:rsid="001373a8" style:font-size-asian="10pt" style:font-size-complex="10pt"/>
    </style:style>
    <style:style style:name="T9" style:family="text">
      <style:text-properties officeooo:rsid="0016f30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f30b" style:font-weight-asian="bold" style:font-weight-complex="bold"/>
    </style:style>
    <style:style style:name="T12" style:family="text">
      <style:text-properties officeooo:rsid="0018ce6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927d5"/>
    </style:style>
    <style:style style:name="T15" style:family="text">
      <style:text-properties fo:font-style="normal" officeooo:rsid="001927d5" style:font-style-asian="normal" style:font-style-complex="normal"/>
    </style:style>
    <style:style style:name="T16" style:family="text">
      <style:text-properties officeooo:rsid="0019a8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<text:span text:style-name="T3">D</text:span>2 – Requêtes sur une <text:span text:style-name="T1">BD</text:span> non normalisée</text:h>
      <text:p text:style-name="P13"/>
      <text:p text:style-name="P12"><text:span text:style-name="T12">1. D</text:span><text:span text:style-name="T6">écompresser l’archive </text:span><text:a xlink:type="simple" xlink:href="https://orleans.miage.fr/confluence/download/attachments/41123842/dblp.json.zip?version=1&amp;modificationDate=1538733230205&amp;api=v2" text:style-name="Internet_20_link" text:visited-style-name="Visited_20_Internet_20_Link">dblp.json.zip</text:a> dans <text:span text:style-name="T12">le dossier</text:span> <text:span text:style-name="T7">/</text:span><text:span text:style-name="T8">tmp/&lt;votreRepo&gt;/data</text:span></text:p>
      <text:p text:style-name="P12"><text:span text:style-name="T12">2. L</text:span>ancer une <text:span text:style-name="T5">nouvelle</text:span> instance d'un serveur mongoDB avec Docker, <text:span text:style-name="T6">exécuter</text:span> dans un terminal :</text:p>
      <text:p text:style-name="P7">docker <text:span text:style-name="T4">r</text:span>un --name mongoserver -d mongo</text:p>
      <text:p text:style-name="P3"/>
      <text:p text:style-name="P1"><text:span text:style-name="T12">3. </text:span>Lancer un nouveau conteneur docker qui importe ce fichier json (pensez au -v !) dans mongo</text:p>
      <text:p text:style-name="P6">docker run -it --link mongoserver:mongo –rm -v /tmp/<text:span text:style-name="T3">&lt;votreRepo&gt;/data</text:span>:/data mongo bash</text:p>
      <text:p text:style-name="P12"><text:span text:style-name="T12">4. </text:span><text:span text:style-name="T9">P</text:span>uis dans ce container, lancer l'importation des données :</text:p>
      <text:p text:style-name="P17">mongoimport --db dblp --collection publis --host mongo --port 27017 --file /data/dblp.json --jsonArray</text:p>
      <text:p text:style-name="P14">Cette base DBLP contient des entrées avec des clés pouvant être présentes ou non dans certains cas (<text:span text:style-name="T9">p.ex. </text:span>clé<text:span text:style-name="T9">s </text:span><text:span text:style-name="T13">booktitle</text:span>, <text:span text:style-name="T13">cites</text:span>,...), voire des données de type différents (<text:span text:style-name="T9">p.ex. </text:span>clé <text:span text:style-name="T13">pages</text:span>).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{</text:p>
            <text:p text:style-name="P2">"_id" : "books/daglib/0025185",</text:p>
            <text:p text:style-name="P2">"type" : "Book",</text:p>
            <text:p text:style-name="P2">"title" : "MongoDB - The Definitive Guide: Powerful and Scalable Data Storage.",</text:p>
            <text:p text:style-name="P2">"pages" : "I",</text:p>
            <text:p text:style-name="P2">"publisher" : "O’Reilly",</text:p>
            <text:p text:style-name="P2">"year" : 2010,</text:p>
            <text:p text:style-name="P2">"authors" : [ "Kristina Chodorow", "Michael Dirolf" ],</text:p>
            <text:p text:style-name="P2">"isbn" : [ "978-1-449-38156-1" ]</text:p>
            <text:p text:style-name="P2">}</text:p>
            <text:p text:style-name="P2">{</text:p>
            <text:p text:style-name="P2">"_id" : "conf/icod/BouzeghoubG83",</text:p>
            <text:p text:style-name="P2">"type" : "Article",</text:p>
            <text:p text:style-name="P2">"title" : "The Design of an Expert System for Database Design.",</text:p>
            <text:p text:style-name="P2">"booktitle" : "ICOD-2 Workshop on New Applications of Data Bases",</text:p>
            <text:p text:style-name="P2">"pages" : { "start" : 203, "end" : 223 },</text:p>
            <text:p text:style-name="P2">"year" : 1983,</text:p>
            <text:p text:style-name="P2">"url" : "db/conf/icod/icod83w.html#BouzeghoubG83",</text:p>
            <text:p text:style-name="P2">"authors" : [ "Mokrane Bouzeghoub", "Georges Gardarin" ],</text:p>
            <text:p text:style-name="P2">"cites" : ["journals/tods/AstrahanBCEGGKLMMPTWW76", "books/bc/AtzeniA93",</text:p>
            <text:p text:style-name="P2"><text:s text:c="2"/>"journals/tcs/AtzeniABM82", "journals/jcss/AbiteboulB86"]</text:p>
            <text:p text:style-name="P4">}</text:p>
          </table:table-cell>
        </table:table-row>
      </table:table>
      <text:p text:style-name="P12"><text:line-break/>Cette base contient une extraction des publications de recherche en informatique <text:span text:style-name="T12">(sur </text:span><text:a xlink:type="simple" xlink:href="http://DBLP.org/" text:style-name="Internet_20_link" text:visited-style-name="Visited_20_Internet_20_Link">DBLP.org</text:a><text:span text:style-name="T12">)</text:span><text:span text:style-name="T9"> :</text:span></text:p>
      <text:list xml:id="list3690793805" text:style-name="L2">
        <text:list-item>
          <text:p text:style-name="P15"><text:span text:style-name="T12">L</text:span>es articles de conférences/journaux scientifique<text:span text:style-name="T9">s </text:span><text:span text:style-name="T12">sont</text:span> <text:span text:style-name="T9">de</text:span> <text:span text:style-name="T13">type</text:span> « Article », <text:span text:style-name="T12">avec</text:span> <text:span text:style-name="T12">leur</text:span> titre <text:span text:style-name="T9">indiqué dans la clé </text:span><text:span text:style-name="T13">title</text:span>, <text:span text:style-name="T9">et </text:span>l’ouvrage de référence (s’il existe) <text:span text:style-name="T9">dans la clé </text:span><text:span text:style-name="T13">booktitle</text:span> ;</text:p>
        </text:list-item>
        <text:list-item>
          <text:p text:style-name="P15"><text:span text:style-name="T12">L</text:span>es chapitres de livre <text:span text:style-name="T12">sont</text:span> de <text:span text:style-name="T13">type</text:span> « Book », <text:span text:style-name="T12">avec </text:span><text:span text:style-name="T14">également </text:span><text:span text:style-name="T9">les clés</text:span> <text:span text:style-name="T13">title</text:span> et <text:span text:style-name="T13">booktitle</text:span> ;</text:p>
        </text:list-item>
        <text:list-item>
          <text:p text:style-name="P16"><text:span text:style-name="T12">L</text:span>es thèses <text:span text:style-name="T12">sont</text:span> d<text:span text:style-name="T9">e</text:span> <text:span text:style-name="T13">type</text:span> « Phd » ;</text:p>
        </text:list-item>
        <text:list-item>
          <text:p text:style-name="P16">Chaque publication est associé<text:span text:style-name="T9">e</text:span> à une liste d’auteurs (<text:span text:style-name="T13">authors</text:span>), et éventuellement un éditeur (<text:span text:style-name="T13">publisher</text:span>) ;</text:p>
        </text:list-item>
        <text:list-item>
          <text:p text:style-name="P16">Certaines publications peuvent contenir des références internes avec la clé <text:span text:style-name="T13">cites</text:span>.</text:p>
        </text:list-item>
      </text:list>
      <text:h text:style-name="Heading_20_2" text:outline-level="2"><text:soft-page-break/>Questions</text:h>
      <text:p text:style-name="P12"><text:span text:style-name="T4">Avant de faire les questions ci-dessous, vous devez </text:span><text:span text:style-name="T16">lancer</text:span><text:span text:style-name="T4"> un client mongo, </text:span><text:span text:style-name="T9">qui se connectera </text:span><text:span text:style-name="T12">à l’instance du </text:span><text:span text:style-name="T9">serveur </text:span><text:span text:style-name="T12">MongoDB (ici </text:span><text:span text:style-name="T9">« </text:span><text:span text:style-name="T12">mongoserver ») </text:span><text:span text:style-name="T9">afin d’y exécuter des commandes :</text:span></text:p>
      <text:p text:style-name="P8"><text:span text:style-name="T10">docker run -it --link mongoserver:mongoserv --rm mongo mongo --host mongoserv test</text:span></text:p>
      <text:p text:style-name="Text_20_body"/>
      <text:list xml:id="list2477258696" text:style-name="L1">
        <text:list-item>
          <text:p text:style-name="P10">Liste de toutes les publications dont le <text:span text:style-name="T13">type</text:span> est un livre (« Book »).</text:p>
        </text:list-item>
        <text:list-item>
          <text:p text:style-name="P10"><text:span text:style-name="T2">L</text:span>iste des publications publiées depuis 2011.</text:p>
        </text:list-item>
        <text:list-item>
          <text:p text:style-name="P10">Liste des livres depuis 2014.</text:p>
        </text:list-item>
        <text:list-item>
          <text:p text:style-name="P10">Liste des publications ayant un éditeur (<text:span text:style-name="T13">publisher</text:span>).</text:p>
        </text:list-item>
        <text:list-item>
          <text:p text:style-name="P10">Liste des publications dont l’auteur est « Jeffrey D. Ullman ».</text:p>
        </text:list-item>
        <text:list-item>
          <text:p text:style-name="P10">Titre des publications dont « Jeffrey D. Ullman » le premier auteur.</text:p>
        </text:list-item>
        <text:list-item>
          <text:p text:style-name="P10">Nom des éditeurs (<text:span text:style-name="T13">publisher</text:span>) et titre des publications dont « Jeffrey D. Ullman » est le seul auteur.</text:p>
        </text:list-item>
        <text:list-item>
          <text:p text:style-name="P10">Titre des publications dont le titre contient le mot « database ».</text:p>
        </text:list-item>
        <text:list-item>
          <text:p text:style-name="P10">Liste distincte de tous les <text:span text:style-name="T14">é</text:span>diteurs (<text:span text:style-name="T13">publisher</text:span><text:span text:style-name="T15">).</text:span></text:p>
        </text:list-item>
        <text:list-item>
          <text:p text:style-name="P10">Liste de tous les auteurs distincts.</text:p>
        </text:list-item>
        <text:list-item>
          <text:p text:style-name="P10"><text:span text:style-name="T14">Liste d</text:span>es publications contenant le mot « database » et dont le titre de l’ouvrage (<text:span text:style-name="T13">booktitle</text:span>) et la page de départ existent. <text:span text:style-name="T14">Trier le résultat par titre d’ouvrage et page de départ.</text:span></text:p>
        </text:list-item>
        <text:list-item>
          <text:p text:style-name="P10"><text:span text:style-name="T2">P</text:span>rojeter le résultat précédent par titres, titres d’ouvrage et pages.</text:p>
        </text:list-item>
        <text:list-item>
          <text:p text:style-name="P11">Compter, pour le résultat précédent, le nombre de publications retournées.</text:p>
        </text:list-item>
        <text:list-item>
          <text:p text:style-name="P11">Pour le résultat précédent, compter par <text:span text:style-name="T13">type</text:span> de publication.</text:p>
        </text:list-item>
        <text:list-item>
          <text:p text:style-name="P11">Compter le nombre de publications par auteur. <text:span text:style-name="T14">Trier le résultat par ordre décroissant.</text:span></text:p>
        </text:list-item>
        <text:list-item>
          <text:p text:style-name="P11">Pour chaque éditeur (s’il existe), donner l’année moyenne et le nombre de publications. Trier le résultat par nombre <text:span text:style-name="T14">décroissant </text:span>de publications.</text:p>
        </text:list-item>
        <text:list-item>
          <text:p text:style-name="P11">Compter par année et éditeur (s’il existe), le nombre de publications. Pour ces derniers, ne retourner que ceux ayant plus 200 publications.</text:p>
        </text:list-item>
        <text:list-item>
          <text:p text:style-name="P11">Pour chaque éditeur, calculer la moyenne du nombre de publications par année. Trier le résultat par moyenne décroissante.</text:p>
        </text:list-item>
        <text:list-item>
          <text:p text:style-name="P9">**** Modifier toutes les publications ayant des pages pour ajouter le champ <text:span text:style-name="T13">pp</text:span> avec pour valeur le motif suivant : « start–end 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fo:color="#000000"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4T11:26:52.139032313</meta:creation-date>
    <dc:date>2021-10-11T06:59:27.058284651</dc:date>
    <meta:editing-duration>P1DT17H44M3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2" meta:paragraph-count="59" meta:word-count="647" meta:character-count="4027" meta:non-whitespace-character-count="3471"/>
  </office:meta>
</office:document-meta>
</file>